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91a82c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91a82c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91a82c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91a82c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91a82c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91a82c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91a82c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91a82c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91a82c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91a82c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91a82c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91a82c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Paragraph">
      <style:text-properties officeooo:rsid="018df6cb" officeooo:paragraph-rsid="018df6cb"/>
    </style:style>
    <style:style style:name="P44" style:family="paragraph" style:parent-style-name="Paragraph">
      <style:text-properties style:font-name="Calibri" fo:font-size="11pt" officeooo:rsid="018df6cb" officeooo:paragraph-rsid="018df6cb" style:font-size-asian="11pt" style:font-size-complex="11pt"/>
    </style:style>
    <style:style style:name="P45" style:family="paragraph" style:parent-style-name="Heading">
      <style:text-properties officeooo:rsid="018ecf01" officeooo:paragraph-rsid="01907424"/>
    </style:style>
    <style:style style:name="P46" style:family="paragraph" style:parent-style-name="Table_20_Contents">
      <style:text-properties style:font-name="Calibri" fo:font-size="11pt" officeooo:rsid="000bac1b" officeooo:paragraph-rsid="0197e032" style:font-size-asian="11pt" style:font-size-complex="11pt"/>
    </style:style>
    <style:style style:name="P47" style:family="paragraph" style:parent-style-name="Table_20_Contents">
      <style:text-properties style:font-name="Calibri" fo:font-size="11pt" officeooo:rsid="013d46b1" officeooo:paragraph-rsid="0197e032" style:font-size-asian="11pt" style:font-size-complex="11pt"/>
    </style:style>
    <style:style style:name="P48" style:family="paragraph" style:parent-style-name="Table_20_Contents">
      <style:text-properties style:font-name="Calibri" fo:font-size="11pt" officeooo:paragraph-rsid="0197e032" style:font-size-asian="11pt" style:font-size-complex="11pt"/>
    </style:style>
    <style:style style:name="P49" style:family="paragraph" style:parent-style-name="Paragraph" style:list-style-name="L1">
      <style:text-properties officeooo:rsid="018df6cb" officeooo:paragraph-rsid="018df6cb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94808c"/>
    </style:style>
    <style:style style:name="T14" style:family="text">
      <style:text-properties officeooo:rsid="01b171c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<text:text-input text:description="">{{ dateString }}</text:text-input></text:p>
            <text:p text:style-name="P48"/>
            <text:p text:style-name="P48"/>
            <text:p text:style-name="P48"/>
            <text:p text:style-name="P48"><text:text-input text:description="">{% if recipient.recipientType == 'company' %}</text:text-input></text:p>
            <text:p text:style-name="P48"><text:text-input text:description="">{{ recipient.companyName }}</text:text-input></text:p>
            <text:p text:style-name="P48"><text:text-input text:description="">{% elif recipient.individuals %}</text:text-input></text:p>
            <text:p text:style-name="P48"><text:text-input text:description="">{% for individual in recipient.individuals %}</text:text-input></text:p>
            <text:p text:style-name="P48"><text:text-input text:description="">{{ individual.firstName }} {{individual.lastName }}</text:text-input></text:p>
            <text:p text:style-name="P48"><text:text-input text:description="">{% endfor %}</text:text-input></text:p>
            <text:p text:style-name="P48"><text:text-input text:description="">{% endif %}</text:text-input><text:text-input text:description=""/></text:p>
            <text:p text:style-name="P47"><text:span text:style-name="T14"><text:text-input text:description="">{% for address in  recipient.contactMethod['address'] %}</text:text-input></text:span></text:p>
            <text:p text:style-name="P47"><text:span text:style-name="T14"><text:text-input text:description="">{{ address }}</text:text-input></text:span></text:p>
            <text:p text:style-name="P46"><text:span text:style-name="T14"><text:text-input text:description="">{% endfor %}</text:text-input></text:span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5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text-input text:description=""/></text:h>
      <text:p text:style-name="P44">We undertake that in settlement of the above transaction: </text:p>
      <text:list xml:id="list5343700999510323383" text:style-name="L1">
        <text:list-item>
          <text:p text:style-name="P49">we instructed our bank at <text:text-input text:description="">{{ time }}</text:text-input> <text:text-input text:description="">{{ ampm }}</text:text-input> today to pay <text:span text:style-name="T13"><text:text-input text:description="">{{ settlementAmount|currency }}</text:text-input></text:span> to your trust account number <text:text-input text:description="">{{ accountNumber }}</text:text-input> by <text:text-input text:description="">{{ paymentType }}</text:text-input>.</text:p>
        </text:list-item>
        <text:list-item>
          <text:p text:style-name="P49">the payment is from cleared funds in our trust account and will not be cancelled or changed in any respect; and </text:p>
        </text:list-item>
        <text:list-item>
          <text:p text:style-name="P49">we <text:span text:style-name="T10">attach</text:span> a copy of the electronic transmission report confirming the payment. </text:p>
        </text:list-item>
      </text:list>
      <text:p text:style-name="P43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<text:soft-page-break/>Copy To:<text:tab/><text:span text:style-name="T11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1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2"><text:text-input text:description="">{% if copy.email %}</text:text-input></text:span></text:p>
      <text:p text:style-name="P18"><text:tab/><text:tab/><text:span text:style-name="T12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09:58:31.802922000</dc:date>
    <meta:editing-duration>P3DT11M4S</meta:editing-duration>
    <meta:editing-cycles>380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64" meta:word-count="545" meta:character-count="2590" meta:non-whitespace-character-count="2246"/>
  </office:meta>
</office:document-meta>
</file>